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officeooo:rsid="001a4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urdaxagirregomezkorta.github.io/vr-assignment-3/" text:style-name="Internet_20_link" text:visited-style-name="Visited_20_Internet_20_Link">https://urdaxagirregomezkorta.github.io/vr-assignment-3/</text:a></text:p>
      <text:p text:style-name="Standard"/>
      <text:p text:style-name="Standard">https://github.com/UrdaxAgirregomezkorta/vr-assignment-3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4T19:23:31.866000000</meta:creation-date>
    <dc:date>2025-11-09T22:34:18.024000000</dc:date>
    <meta:editing-duration>PT3M52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" meta:word-count="2" meta:character-count="112" meta:non-whitespace-character-count="112"/>
  </office:meta>
</office:document-meta>
</file>